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6"/></text:p>
      <text:p text:style-name="Standard"><text:s text:c="17"/>Report 19 The continuance of analysis of Riak and Leo systems.</text:p>
      <text:p text:style-name="Standard"/>
      <text:p text:style-name="Standard"><text:s text:c="5"/>Now we embed a remote factor into an imitation model. We consider matrix</text:p>
      <text:p text:style-name="Standard">of levels remoteness, each its element (i,j) describes a remoteness node_i from node_j as one of four levels: local(L), middle(M), great(G) and transcontinental(Int). Each value of level remoteness defines amendments to time, probability of failure, and use of resource of transmission actions. </text:p>
      <text:p text:style-name="Standard"/>
      <text:p text:style-name="Standard"><text:s text:c="10"/>For experiment, for first type of location (line), we will take <text:s/>m(i,j) = Math.floor(((Math.abs(i – j) / count_of_nodes) * 4) + 1), for second <text:s/>type (circl), we will take <text:s/>m(i,j) <text:s/>= <text:s/>Math.floor((Math.min(Math.abs(i - j), count_of_nodes - Math.abs(i - j))/count_of_nodes) * 7) + 1.(Seven zones).</text:p>
      <text:p text:style-name="Standard">There: if m(i,j) = 1, then it is L level; 2 - M level; 3 - G level, 4 - Int level.</text:p>
      <text:p text:style-name="Standard"><text:s text:c="8"/></text:p>
      <text:p text:style-name="Standard"><text:s text:c="5"/>For (j = 1; j &lt;= 4; j++) , and i = 0, 1, 2. We take: </text:p>
      <text:p text:style-name="Standard"><text:s/>rem[i][j] = (1 + j/10) * (0.1 + i) <text:s/>is an amendment to time of performance(i = 0), </text:p>
      <text:p text:style-name="Standard"><text:s/>rem[i][j] = (1 + j/10) * (0.1 + i) <text:s/>is <text:s/>a coefficient for <text:s/>a probability of failure (i = 1), </text:p>
      <text:p text:style-name="Standard"><text:s/>rem[i][j] = (1 + j/10) * (0.1 + i) <text:s/>is a coefficient for <text:s/>using of resource <text:s/>( i = 2 ), -</text:p>
      <text:p text:style-name="Standard">for the transmission of data in the dependence of the distance for levels: L(j = 1), M(j = 2), G(j = 3), Int(j = 4).</text:p>
      <text:p text:style-name="Standard"><text:s text:c="5"/>We will consider three modes:</text:p>
      <text:p text:style-name="Standard">first - do not taking in account a distance between nodes;</text:p>
      <text:p text:style-name="Standard">second - taking in account a distance between nodes, but without a choice the nearest node;</text:p>
      <text:p text:style-name="Standard">third - with the choice the nearest and the most free according to performance time a node.</text:p>
      <text:p text:style-name="Standard"><text:s text:c="3"/>Let's make the statistical analysis.</text:p>
      <text:p text:style-name="Standard">We will set a capacity of statistical sampling = 20, and will run <text:s/>the imitation models of Riak and Leo systems in different modes and with different types of location.</text:p>
      <text:p text:style-name="Standard"/>
      <text:p text:style-name="Standard">1. THE FIRST MODE</text:p>
      <text:p text:style-name="Standard"><text:s text:c="6"/>We will set next values for parameters in html file "index-...":</text:p>
      <text:p text:style-name="Standard"/>
      <text:p text:style-name="Standard"><text:s text:c="6"/>Enter a count of all nodes(default value- 50):  21</text:p>
      <text:p text:style-name="Standard">You have entered the count of all nodes = 21</text:p>
      <text:p text:style-name="Standard">Enter a count_of_gateway_nodes- the count of nodes for entering (count_of_gateway_nodes &lt;= count_of_nodes, default value - count_of_nodes):  7</text:p>
      <text:p text:style-name="Standard">You have entered the count of all nodes = 7</text:p>
      <text:p text:style-name="Standard">Enter a mode of choice optimal node(1 - switch on, 11 - switch off)(default - switch on) :  11</text:p>
      <text:p text:style-name="Standard">You have entered the count of Storage-nodes = 11</text:p>
      <text:p text:style-name="Standard">Enter n_value ("n_value" copies will be stored at different servers(nodes))(default value- 3) :  3</text:p>
      <text:p text:style-name="Standard">You have entered the n_value = 3</text:p>
      <text:p text:style-name="Standard">Enter w_walue(min number for write copies.)(default value- 2):  2</text:p>
      <text:p text:style-name="Standard">You have entered the w_value = 2 2</text:p>
      <text:p text:style-name="Standard">Enter a r_value(min number for read copies)(default value- 2):  2</text:p>
      <text:p text:style-name="Standard">You have entered the r_value = 2</text:p>
      <text:p text:style-name="Standard">Enter an interval_for_repair(default value- 25):  25</text:p>
      <text:p text:style-name="Standard">You have entered the interval_for_repair = 25</text:p>
      <text:p text:style-name="Standard">Fashion style varying distances between nodes(0-not used, 1-line, 2-circle; default value- 0):  0</text:p>
      <text:p text:style-name="Standard"/>
      <text:p text:style-name="Standard">Enter a probability of a failure for a local, when it is performing with a unit of data (conditional unit)<text:soft-page-break/>(default value- 0.01):  0.1</text:p>
      <text:p text:style-name="Standard">You have entered a probability of a failure for a local, when it is performing with a unit of data (conditional unit) = 0.1</text:p>
      <text:p text:style-name="Standard">Enter a probability of a failure for a send_action, when it is performing with a unit of data (conditional unit)(default value- 0.01):  0.1</text:p>
      <text:p text:style-name="Standard">You have entered a probability of a failure for a send_action, when it is performing with a unit of data (conditional unit) = 0.1</text:p>
      <text:p text:style-name="Standard">Enter a probability of a failure for a write_action, when it is performing with a unit of data (conditional unit)(default value- 0.01):  0.1</text:p>
      <text:p text:style-name="Standard">You have entered a probability of a failure for a write_action, when it is performing with a unit of data (conditional unit) = 0.1</text:p>
      <text:p text:style-name="Standard">Enter a probability of a failure for a read_action, when it is performing with a unit of data (conditional unit)(default value- 0.01):  0.1</text:p>
      <text:p text:style-name="Standard">You have entered a probability of a failure for a read_action, when it is performing with a unit of data (conditional unit) = 0.1</text:p>
      <text:p text:style-name="Standard">level_of_intensivity_of_requests(default value- 20):  25</text:p>
      <text:p text:style-name="Standard">level_of_intensivity_of_requests = 25</text:p>
      <text:p text:style-name="Standard">Enter a count of iterations for the algorithm(default value- 100):  100</text:p>
      <text:p text:style-name="Standard">You have entered the count of iterations for algorithmcount = 100</text:p>
      <text:p text:style-name="Standard">capacity_of_statistical_sampling(default value- 10):  20</text:p>
      <text:p text:style-name="Standard">capacity_of_statistical_sampling = 20</text:p>
      <text:p text:style-name="Standard">s</text:p>
      <text:p text:style-name="Standard">To get statistic for Riak and Leo: [coefficient of using resources, level of availability (%), level of consistence (%), total_count_of_data (conditional unit), total_used_resource (conditional unit), count_of_read_lags, count_of_read_failures, count_of_write_failures, max_lag_of_performance_of_read_request, max_lag_of_performance_for_gateway_nodes(for Leo,only), count_of_iterations_for_algorithm * level_of_intensivity_of_requests] - enter "start" :  s and look: </text:p>
      <text:p text:style-name="Standard"/>
      <text:p text:style-name="Standard">and get:</text:p>
      <text:p text:style-name="Standard"/>
      <text:p text:style-name="Standard">Name of Parameter________________________Riak_______________________________Leo </text:p>
      <text:p text:style-name="Standard">_____________________</text:p>
      <text:p text:style-name="Standard">level of availability (%) - _______________74.40___________1______________93.36,</text:p>
      <text:p text:style-name="Standard">level of consistence (%) - ________________69.69____________2____________93.52,</text:p>
      <text:p text:style-name="Standard">count_of_read_lags(outdated information) - ___282.50___________3______________66.40,</text:p>
      <text:p text:style-name="Standard">max_lag_of_performance_of_read_request - __23.76_________4________________48.50,</text:p>
      <text:p text:style-name="Standard"/>
      <text:p text:style-name="Standard">total_used_resource (conditional unit) -____ 227760.00____________6_____________356095.00,</text:p>
      <text:p text:style-name="Standard">coefficient of using resource - ______________0.023____________7 _____________0.02,</text:p>
      <text:p text:style-name="Standard">total_count_of_failures - ________________767.80_____________8____________875.20,</text:p>
      <text:p text:style-name="Standard">count_of_read_failures (decreasing of the availability) - 256.65____________9________160.40,</text:p>
      <text:p text:style-name="Standard">count_of_write_failures (decreasing of the availability) - 383.25____________10_________5.60,</text:p>
      <text:p text:style-name="Standard">max_lag_of_performance_for_gateway_nodes - ________________11_______________1.27,</text:p>
      <text:p text:style-name="Standard">count_of_read//write_actions - __________2500.00__________12_______________2500.00_______ </text:p>
      <text:p text:style-name="Standard"/>
      <text:p text:style-name="Standard"/>
      <text:p text:style-name="Standard"/>
      <text:p text:style-name="Standard"><text:s text:c="5"/>As we can see Leo has better result: </text:p>
      <text:p text:style-name="Standard"><text:soft-page-break/>level of availability (%) - _______________74.40___________1______________93.36,</text:p>
      <text:p text:style-name="Standard">level of consistence (%) - ________________69.69____________2____________93.52,</text:p>
      <text:p text:style-name="Standard">count_of_read_lags(outdated information) - ___282.50___________3______________66.40,</text:p>
      <text:p text:style-name="Standard"/>
      <text:p text:style-name="Standard"/>
      <text:p text:style-name="Standard"/>
      <text:p text:style-name="Standard"><text:s text:c="2"/>But it needs more resources:</text:p>
      <text:p text:style-name="Standard"/>
      <text:p text:style-name="Standard">max_lag_of_performance_of_read_request - __23.76_________4________________48.50,</text:p>
      <text:p text:style-name="Standard">total_used_resource (conditional unit) -____ 227760.00____________6_____________356095.00,</text:p>
      <text:p text:style-name="Standard"/>
      <text:p text:style-name="Standard"><text:s/>2. <text:s/>THE SECOND MODE</text:p>
      <text:p text:style-name="Standard"><text:s/>We will change the value for next parameter in html file "index-...":</text:p>
      <text:p text:style-name="Standard"/>
      <text:p text:style-name="Standard">Fashion style varying distances between nodes(0-not used, 1-line, 2-circle; default value- 0): <text:s/>2.</text:p>
      <text:p text:style-name="Standard"/>
      <text:p text:style-name="Standard"><text:s text:c="4"/>We are taking in account a distance between nodes, <text:s/>using type 2, but without a choice the nearest node. <text:s/>Run and get:</text:p>
      <text:p text:style-name="Standard"/>
      <text:p text:style-name="Standard">Parameter________________________Riak_______________________________Leo </text:p>
      <text:p text:style-name="Standard"/>
      <text:p text:style-name="Standard">level of availability (%) - _______________71.68___________1______________91.68,</text:p>
      <text:p text:style-name="Standard">level of consistence (%) - ________________71.12____________2____________90.51,</text:p>
      <text:p text:style-name="Standard">count_of_read_lags(outdated information) - ___247.70___________3______________93.25,</text:p>
      <text:p text:style-name="Standard">max_lag_of_performance_of_read_request - __29.22_________4________________50.34,</text:p>
      <text:p text:style-name="Standard">total_count_of_data(conditional unit) - ____4548.00____________5_____________5185.90,</text:p>
      <text:p text:style-name="Standard">total_used_resource (conditional unit) -____ 521895.00____________6_____________595945.00,</text:p>
      <text:p text:style-name="Standard">coefficient of using resource - ______________0.009____________7 _____________0.01,</text:p>
      <text:p text:style-name="Standard">total_count_of_failures - ________________1024.25_____________8____________1041.70,</text:p>
      <text:p text:style-name="Standard">count_of_read_failures (decreasing of the availability) - 327.55____________9________200.95,</text:p>
      <text:p text:style-name="Standard">count_of_write_failures (decreasing of the availability) - 380.45____________10_________7.10,</text:p>
      <text:p text:style-name="Standard">max_lag_of_performance_for_gateway_nodes - ________________11_______________1.01,</text:p>
      <text:p text:style-name="Standard">count_of_read//write_actions - __________2500.00__________12_______________2500.00_____ </text:p>
      <text:p text:style-name="Standard"/>
      <text:p text:style-name="Standard"/>
      <text:p text:style-name="Standard"><text:s text:c="8"/>The values in strings 4,6 and 8 have increased. It is influence of <text:s/>remoteness.</text:p>
      <text:p text:style-name="Standard"/>
      <text:p text:style-name="Standard">3. THE THIRD MODE</text:p>
      <text:p text:style-name="Standard">We will change the value for next parameter in html file "index-...":</text:p>
      <text:p text:style-name="Standard"/>
      <text:p text:style-name="Standard">Enter a mode of choice optimal node(1 - switch on, 11 - switch off)(default - switch on) :  1.</text:p>
      <text:p text:style-name="Standard"/>
      <text:p text:style-name="Standard">We switch <text:s/>the <text:s/>possibility to use optimization of choice nodes(servers), and get:</text:p>
      <text:p text:style-name="Standard"/>
      <text:p text:style-name="Standard">Parameter________________________Riak_______________________________Leo </text:p>
      <text:p text:style-name="Standard"/>
      <text:p text:style-name="Standard">level of availability (%) - _______________71.20___________1______________91.80,</text:p>
      <text:p text:style-name="Standard">level of consistence (%) - ________________69.36____________2____________90.74,</text:p>
      <text:p text:style-name="Standard">count_of_read_lags(outdated information) - ___266.30___________3______________91.65,</text:p>
      <text:p text:style-name="Standard"><text:soft-page-break/>max_lag_of_performance_of_read_request - __21.87_________4________________31.23,</text:p>
      <text:p text:style-name="Standard">total_count_of_data(conditional unit) - ____4527.65____________5_____________5357.75,</text:p>
      <text:p text:style-name="Standard">total_used_resource (conditional unit) -____ 468890.00____________6_____________587895.00,</text:p>
      <text:p text:style-name="Standard">coefficient of using resource - ______________0.010____________7 _____________0.01,</text:p>
      <text:p text:style-name="Standard">total_count_of_failures - ________________923.50_____________8____________1019.55,</text:p>
      <text:p text:style-name="Standard">count_of_read_failures (decreasing of the availability) - 318.45____________9________199.05,</text:p>
      <text:p text:style-name="Standard">count_of_write_failures (decreasing of the availability) - 401.65____________10_________6.05,</text:p>
      <text:p text:style-name="Standard">max_lag_of_performance_for_gateway_nodes - ________________11_______________1.13,</text:p>
      <text:p text:style-name="Standard">count_of_read//write_actions - __________2500.00__________12_______________2500.00___ </text:p>
      <text:p text:style-name="Standard"/>
      <text:p text:style-name="Standard">The values in strings 4,6 and 8 have decreased.</text:p>
      <text:p text:style-name="Standard"/>
      <text:p text:style-name="Standard">4. Now <text:s/>let's add servers one at a time in every of seven zones.</text:p>
      <text:p text:style-name="Standard">We will change the value for next parameter in html file "index-...":</text:p>
      <text:p text:style-name="Standard"/>
      <text:p text:style-name="Standard">Enter a count of all nodes(default value- 50):  28</text:p>
      <text:p text:style-name="Standard">You have entered the count of all nodes = 28</text:p>
      <text:p text:style-name="Standard"/>
      <text:p text:style-name="Standard">Run and get:</text:p>
      <text:p text:style-name="Standard"/>
      <text:p text:style-name="Standard">Parameter________________________Riak_______________________________Leo </text:p>
      <text:p text:style-name="Standard"/>
      <text:p text:style-name="Standard">level of availability (%) - _______________72.47___________1______________91.80,</text:p>
      <text:p text:style-name="Standard">level of consistence (%) - ________________71.36____________2____________90.80,</text:p>
      <text:p text:style-name="Standard">count_of_read_lags(outdated information) - ___250.80___________3______________90.80,</text:p>
      <text:p text:style-name="Standard">max_lag_of_performance_of_read_request - __12.62_________4________________7.94,</text:p>
      <text:p text:style-name="Standard">total_count_of_data(conditional unit) - ____5474.00____________5_____________6574.20,</text:p>
      <text:p text:style-name="Standard">total_used_resource (conditional unit) -____ 480030.00____________6_____________600105.00,</text:p>
      <text:p text:style-name="Standard">coefficient of using resource - ______________0.011____________7 _____________0.01,</text:p>
      <text:p text:style-name="Standard">total_count_of_failures - ________________973.65_____________8____________1075.80,</text:p>
      <text:p text:style-name="Standard">count_of_read_failures (decreasing of the availability) - 307.70____________9________198.30,</text:p>
      <text:p text:style-name="Standard">count_of_write_failures (decreasing of the availability) - 380.60____________10_________6.75,</text:p>
      <text:p text:style-name="Standard">max_lag_of_performance_for_gateway_nodes - ________________11_______________1.17,</text:p>
      <text:p text:style-name="Standard">count_of_read//write_actions - __________2500.00__________12_______________2500.00_______ </text:p>
      <text:p text:style-name="Standard"/>
      <text:p text:style-name="Standard"><text:s text:c="7"/>We have got significant improvement for time performance characteristics. </text:p>
      <text:p text:style-name="Standard">Compare the values of string the <text:s/>number 4:</text:p>
      <text:p text:style-name="Standard">max_lag_of_performance_of_read_request - __12.62_________4________________7.94</text:p>
      <text:p text:style-name="Standard">and</text:p>
      <text:p text:style-name="Standard">max_lag_of_performance_of_read_request - __21.87_________4________________31.2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rij </meta:initial-creator>
    <meta:creation-date>2015-01-21T21:49:57.47</meta:creation-date>
    <meta:document-statistic meta:table-count="0" meta:image-count="0" meta:object-count="0" meta:page-count="4" meta:paragraph-count="131" meta:word-count="1221" meta:character-count="10694"/>
    <dc:date>2015-01-21T21:53:43.46</dc:date>
    <dc:creator>Valerij </dc:creator>
    <meta:editing-duration>PT3M46S</meta:editing-duration>
    <meta:editing-cycles>1</meta:editing-cycles>
    <meta:generator>OpenOffice/4.1.1$Win32 OpenOffice.org_project/411m6$Build-9775</meta:generator>
  </office:meta>
</office:document-meta>
</file>